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d598" officeooo:paragraph-rsid="000ed598"/>
    </style:style>
    <style:style style:name="P2" style:family="paragraph" style:parent-style-name="Standard">
      <style:paragraph-properties fo:text-align="center" style:justify-single-word="false"/>
      <style:text-properties officeooo:rsid="000ed598" officeooo:paragraph-rsid="000fe62c"/>
    </style:style>
    <style:style style:name="P3" style:family="paragraph" style:parent-style-name="Standard">
      <style:paragraph-properties fo:text-align="center" style:justify-single-word="false"/>
      <style:text-properties officeooo:rsid="000ed598" officeooo:paragraph-rsid="001833e0"/>
    </style:style>
    <style:style style:name="P4" style:family="paragraph" style:parent-style-name="Standard">
      <style:text-properties officeooo:rsid="000ed598" officeooo:paragraph-rsid="001833e0"/>
    </style:style>
    <style:style style:name="P5" style:family="paragraph" style:parent-style-name="Standard">
      <style:text-properties officeooo:rsid="000ed598" officeooo:paragraph-rsid="0019ff22"/>
    </style:style>
    <style:style style:name="P6" style:family="paragraph" style:parent-style-name="Standard">
      <style:text-properties officeooo:rsid="000ed598" officeooo:paragraph-rsid="001a370f"/>
    </style:style>
    <style:style style:name="P7" style:family="paragraph" style:parent-style-name="Standard">
      <style:text-properties officeooo:rsid="000ed598" officeooo:paragraph-rsid="001ef51b"/>
    </style:style>
    <style:style style:name="P8" style:family="paragraph" style:parent-style-name="Standard">
      <style:text-properties officeooo:rsid="000ed598" officeooo:paragraph-rsid="0034de04"/>
    </style:style>
    <style:style style:name="P9" style:family="paragraph" style:parent-style-name="Standard">
      <style:text-properties officeooo:rsid="000ed598" officeooo:paragraph-rsid="004519b3"/>
    </style:style>
    <style:style style:name="P10" style:family="paragraph" style:parent-style-name="Standard">
      <style:text-properties officeooo:rsid="000ed598" officeooo:paragraph-rsid="004a53d6"/>
    </style:style>
    <style:style style:name="P11" style:family="paragraph" style:parent-style-name="Standard">
      <style:text-properties officeooo:rsid="000ed598" officeooo:paragraph-rsid="004e0b1e"/>
    </style:style>
    <style:style style:name="P12" style:family="paragraph" style:parent-style-name="Standard">
      <style:paragraph-properties fo:text-align="center" style:justify-single-word="false"/>
      <style:text-properties officeooo:paragraph-rsid="001833e0"/>
    </style:style>
    <style:style style:name="P13" style:family="paragraph" style:parent-style-name="Standard">
      <style:paragraph-properties fo:text-align="center" style:justify-single-word="false"/>
      <style:text-properties officeooo:paragraph-rsid="0019ff22"/>
    </style:style>
    <style:style style:name="P14" style:family="paragraph" style:parent-style-name="Standard">
      <style:paragraph-properties fo:text-align="center" style:justify-single-word="false"/>
      <style:text-properties officeooo:paragraph-rsid="001a370f"/>
    </style:style>
    <style:style style:name="P15" style:family="paragraph" style:parent-style-name="Standard">
      <style:paragraph-properties fo:text-align="center" style:justify-single-word="false"/>
      <style:text-properties officeooo:paragraph-rsid="001ef51b"/>
    </style:style>
    <style:style style:name="P16" style:family="paragraph" style:parent-style-name="Standard">
      <style:text-properties officeooo:rsid="002198f1" officeooo:paragraph-rsid="002198f1"/>
    </style:style>
    <style:style style:name="P17" style:family="paragraph" style:parent-style-name="Standard">
      <style:text-properties officeooo:rsid="002198f1" officeooo:paragraph-rsid="0034de04"/>
    </style:style>
    <style:style style:name="P18" style:family="paragraph" style:parent-style-name="Standard">
      <style:text-properties officeooo:rsid="002198f1" officeooo:paragraph-rsid="004519b3"/>
    </style:style>
    <style:style style:name="P19" style:family="paragraph" style:parent-style-name="Standard">
      <style:text-properties officeooo:rsid="002198f1" officeooo:paragraph-rsid="004a53d6"/>
    </style:style>
    <style:style style:name="P20" style:family="paragraph" style:parent-style-name="Standard">
      <style:text-properties officeooo:rsid="002198f1" officeooo:paragraph-rsid="004e0b1e"/>
    </style:style>
    <style:style style:name="P21" style:family="paragraph" style:parent-style-name="Standard">
      <style:text-properties officeooo:rsid="00500597" officeooo:paragraph-rsid="00500597"/>
    </style:style>
    <style:style style:name="P22" style:family="paragraph" style:parent-style-name="Standard">
      <style:text-properties fo:font-size="16pt" fo:font-weight="bold" officeooo:rsid="005e377b" officeooo:paragraph-rsid="005e377b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65dbf7" officeooo:paragraph-rsid="0065dbf7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56c79e" officeooo:paragraph-rsid="0056c79e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normal" officeooo:rsid="00673609" officeooo:paragraph-rsid="0067360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140714" officeooo:paragraph-rsid="0056c79e"/>
    </style:style>
    <style:style style:name="P27" style:family="paragraph" style:parent-style-name="Standard">
      <style:paragraph-properties fo:text-align="center" style:justify-single-word="false"/>
      <style:text-properties fo:font-size="28pt" fo:font-weight="bold" officeooo:rsid="005e377b" officeooo:paragraph-rsid="005e377b" style:font-size-asian="28pt" style:font-weight-asian="bold" style:font-size-complex="28pt" style:font-weight-complex="bold"/>
    </style:style>
    <style:style style:name="P28" style:family="paragraph" style:parent-style-name="Standard">
      <style:text-properties fo:font-weight="bold" officeooo:rsid="000ed598" officeooo:paragraph-rsid="000ed598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ed598" officeooo:paragraph-rsid="000ed598" style:font-weight-asian="bold" style:font-weight-complex="bold"/>
    </style:style>
    <style:style style:name="P30" style:family="paragraph" style:parent-style-name="Standard">
      <style:text-properties fo:font-size="15pt" officeooo:rsid="00610050" officeooo:paragraph-rsid="006d6307" style:font-size-asian="15pt" style:font-size-complex="15pt"/>
    </style:style>
    <style:style style:name="P31" style:family="paragraph" style:parent-style-name="Standard">
      <style:text-properties fo:font-size="15pt" officeooo:rsid="00610050" officeooo:paragraph-rsid="00692853" style:font-size-asian="15pt" style:font-size-complex="15pt"/>
    </style:style>
    <style:style style:name="P32" style:family="paragraph" style:parent-style-name="Standard">
      <style:text-properties fo:font-size="15pt" officeooo:rsid="0062cd1b" officeooo:paragraph-rsid="0062cd1b" style:font-size-asian="15pt" style:font-size-complex="15pt"/>
    </style:style>
    <style:style style:name="P33" style:family="paragraph" style:parent-style-name="Standard">
      <style:text-properties fo:font-size="15pt" officeooo:rsid="0062cd1b" officeooo:paragraph-rsid="007b20df" style:font-size-asian="15pt" style:font-size-complex="15pt"/>
    </style:style>
    <style:style style:name="P34" style:family="paragraph" style:parent-style-name="Standard">
      <style:text-properties fo:font-size="15pt" officeooo:rsid="006d9f56" officeooo:paragraph-rsid="006d6307" style:font-size-asian="15pt" style:font-size-complex="15pt"/>
    </style:style>
    <style:style style:name="P35" style:family="paragraph" style:parent-style-name="Standard">
      <style:text-properties fo:font-size="15pt" officeooo:rsid="007b20df" officeooo:paragraph-rsid="007b20df" style:font-size-asian="15pt" style:font-size-complex="15pt"/>
    </style:style>
    <style:style style:name="P36" style:family="paragraph" style:parent-style-name="Standard">
      <style:text-properties fo:font-size="15pt" fo:font-weight="normal" officeooo:rsid="0065dbf7" officeooo:paragraph-rsid="0065dbf7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font-size="15pt" fo:font-weight="bold" officeooo:rsid="003f9035" officeooo:paragraph-rsid="00140714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8000" officeooo:rsid="00138c10" officeooo:paragraph-rsid="00138c10"/>
    </style:style>
    <style:style style:name="P39" style:family="paragraph" style:parent-style-name="Standard">
      <style:text-properties fo:font-size="14pt" officeooo:rsid="00692853" officeooo:paragraph-rsid="00692853" style:font-size-asian="14pt" style:font-size-complex="14pt"/>
    </style:style>
    <style:style style:name="P40" style:family="paragraph" style:parent-style-name="Standard">
      <style:text-properties fo:font-size="14pt" officeooo:rsid="00692853" officeooo:paragraph-rsid="006a5338" style:font-size-asian="14pt" style:font-size-complex="14pt"/>
    </style:style>
    <style:style style:name="P41" style:family="paragraph" style:parent-style-name="Standard">
      <style:text-properties fo:font-size="14pt" officeooo:rsid="006f2b62" officeooo:paragraph-rsid="006f2b62" style:font-size-asian="14pt" style:font-size-complex="14pt"/>
    </style:style>
    <style:style style:name="P42" style:family="paragraph" style:parent-style-name="Standard">
      <style:text-properties fo:font-size="14pt" officeooo:rsid="0077f0d4" officeooo:paragraph-rsid="0077f0d4" style:font-size-asian="14pt" style:font-size-complex="14pt"/>
    </style:style>
    <style:style style:name="P43" style:family="paragraph" style:parent-style-name="Standard">
      <style:text-properties fo:font-size="14pt" officeooo:rsid="006d9f56" officeooo:paragraph-rsid="006d6307" style:font-size-asian="14pt" style:font-size-complex="14pt"/>
    </style:style>
    <style:style style:name="P44" style:family="paragraph" style:parent-style-name="Standard">
      <style:text-properties fo:font-size="14pt" officeooo:rsid="007c8816" officeooo:paragraph-rsid="007c8816" style:font-size-asian="14pt" style:font-size-complex="14pt"/>
    </style:style>
    <style:style style:name="P45" style:family="paragraph" style:parent-style-name="Standard">
      <style:text-properties fo:font-size="14pt" officeooo:rsid="0080dea2" officeooo:paragraph-rsid="0080dea2" style:font-size-asian="14pt" style:font-size-complex="14pt"/>
    </style:style>
    <style:style style:name="P46" style:family="paragraph" style:parent-style-name="Standard">
      <style:text-properties fo:font-size="14pt" officeooo:rsid="00631b55" officeooo:paragraph-rsid="00803220" style:font-size-asian="14pt" style:font-size-complex="14pt"/>
    </style:style>
    <style:style style:name="P47" style:family="paragraph" style:parent-style-name="Standard">
      <style:text-properties fo:font-size="14pt" fo:font-weight="normal" officeooo:rsid="006f2b62" officeooo:paragraph-rsid="006f2b62" style:font-size-asian="14pt" style:font-weight-asian="normal" style:font-size-complex="14pt" style:font-weight-complex="normal"/>
    </style:style>
    <style:style style:name="P48" style:family="paragraph" style:parent-style-name="Standard">
      <style:text-properties officeooo:paragraph-rsid="006f2b62"/>
    </style:style>
    <style:style style:name="P49" style:family="paragraph" style:parent-style-name="Standard">
      <style:text-properties officeooo:rsid="0080dea2" officeooo:paragraph-rsid="0080dea2"/>
    </style:style>
    <style:style style:name="P50" style:family="paragraph" style:parent-style-name="Standard">
      <style:text-properties officeooo:paragraph-rsid="0080dea2"/>
    </style:style>
    <style:style style:name="P51" style:family="paragraph" style:parent-style-name="Standard">
      <style:text-properties officeooo:paragraph-rsid="007b59d5"/>
    </style:style>
    <style:style style:name="P52" style:family="paragraph" style:parent-style-name="Standard">
      <style:text-properties fo:color="#ea7500" fo:font-size="16pt" officeooo:rsid="00610050" officeooo:paragraph-rsid="00610050" style:font-size-asian="16pt" style:font-size-complex="16pt"/>
    </style:style>
    <style:style style:name="P53" style:family="paragraph" style:parent-style-name="Standard">
      <style:text-properties fo:color="#ea7500" fo:font-size="16pt" officeooo:rsid="00610050" officeooo:paragraph-rsid="006d6307" style:font-size-asian="16pt" style:font-size-complex="16pt"/>
    </style:style>
    <style:style style:name="P54" style:family="paragraph" style:parent-style-name="Standard">
      <style:text-properties fo:color="#ea7500" fo:font-size="16pt" officeooo:rsid="0062cd1b" officeooo:paragraph-rsid="0062cd1b" style:font-size-asian="16pt" style:font-size-complex="16pt"/>
    </style:style>
    <style:style style:name="P55" style:family="paragraph" style:parent-style-name="Standard">
      <style:text-properties officeooo:rsid="007e320d" officeooo:paragraph-rsid="0094fc93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3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f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3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f5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c10" officeooo:paragraph-rsid="00138c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c10" officeooo:paragraph-rsid="00183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c10" officeooo:paragraph-rsid="0019f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c10" officeooo:paragraph-rsid="001a37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c10" officeooo:paragraph-rsid="001ef5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7b3" officeooo:paragraph-rsid="0023a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769" officeooo:paragraph-rsid="00363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55c0" officeooo:paragraph-rsid="00415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ddd" officeooo:paragraph-rsid="00433d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dd3" officeooo:paragraph-rsid="0049b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17b" officeooo:paragraph-rsid="0055c1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8e0" officeooo:paragraph-rsid="00560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611" officeooo:paragraph-rsid="0033e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946" officeooo:paragraph-rsid="003f2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1c53" officeooo:paragraph-rsid="00491c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f44c" officeooo:paragraph-rsid="004cf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248e" officeooo:paragraph-rsid="005d2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rsid="007e320d" officeooo:paragraph-rsid="0094fc93"/>
    </style:style>
    <style:style style:name="P79" style:family="paragraph" style:parent-style-name="Standard">
      <style:text-properties fo:font-size="16pt" fo:font-weight="bold" officeooo:rsid="0065dbf7" officeooo:paragraph-rsid="0065dbf7" style:font-size-asian="16pt" style:font-weight-asian="bold" style:font-size-complex="16pt" style:font-weight-complex="bold"/>
    </style:style>
    <style:style style:name="P80" style:family="paragraph" style:parent-style-name="Standard">
      <style:text-properties fo:color="#ea7500" fo:font-size="16pt" officeooo:rsid="00631b55" officeooo:paragraph-rsid="00631b55" style:font-size-asian="16pt" style:font-size-complex="16pt"/>
    </style:style>
    <style:style style:name="P81" style:family="paragraph" style:parent-style-name="Standard">
      <style:text-properties fo:color="#ea7500" fo:font-size="16pt" officeooo:rsid="00803220" officeooo:paragraph-rsid="00803220" style:font-size-asian="16pt" style:font-size-complex="16pt"/>
    </style:style>
    <style:style style:name="P82" style:family="paragraph" style:parent-style-name="Standard">
      <style:text-properties fo:color="#ea7500" fo:font-size="16pt" fo:font-weight="normal" officeooo:rsid="0065dbf7" officeooo:paragraph-rsid="0065dbf7" style:font-size-asian="16pt" style:font-weight-asian="normal" style:font-size-complex="16pt" style:font-weight-complex="normal"/>
    </style:style>
    <style:style style:name="P83" style:family="paragraph" style:parent-style-name="Standard">
      <style:text-properties fo:font-size="14pt" officeooo:rsid="00631b55" officeooo:paragraph-rsid="00803220" style:font-size-asian="14pt" style:font-size-complex="14pt"/>
    </style:style>
    <style:style style:name="T1" style:family="text">
      <style:text-properties officeooo:rsid="0014095a"/>
    </style:style>
    <style:style style:name="T2" style:family="text">
      <style:text-properties officeooo:rsid="0016bb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bbea" style:font-weight-asian="bold" style:font-weight-complex="bold"/>
    </style:style>
    <style:style style:name="T5" style:family="text">
      <style:text-properties fo:font-weight="bold" officeooo:rsid="00228275" style:font-weight-asian="bold" style:font-weight-complex="bold"/>
    </style:style>
    <style:style style:name="T6" style:family="text">
      <style:text-properties fo:font-weight="bold" officeooo:rsid="003f9035" style:font-weight-asian="bold" style:font-weight-complex="bold"/>
    </style:style>
    <style:style style:name="T7" style:family="text">
      <style:text-properties fo:font-weight="bold" officeooo:rsid="0056c79e" style:font-weight-asian="bold" style:font-weight-complex="bold"/>
    </style:style>
    <style:style style:name="T8" style:family="text">
      <style:text-properties fo:font-weight="bold" officeooo:rsid="006a5338" style:font-weight-asian="bold" style:font-weight-complex="bold"/>
    </style:style>
    <style:style style:name="T9" style:family="text">
      <style:text-properties fo:font-weight="bold" officeooo:rsid="006c3021" style:font-weight-asian="bold" style:font-weight-complex="bold"/>
    </style:style>
    <style:style style:name="T10" style:family="text">
      <style:text-properties fo:font-weight="bold" officeooo:rsid="008a54b0" style:font-weight-asian="bold" style:font-weight-complex="bold"/>
    </style:style>
    <style:style style:name="T11" style:family="text">
      <style:text-properties fo:color="#ff8000" officeooo:rsid="0019d98e"/>
    </style:style>
    <style:style style:name="T12" style:family="text">
      <style:text-properties fo:color="#ff8000" officeooo:rsid="00138c10"/>
    </style:style>
    <style:style style:name="T13" style:family="text">
      <style:text-properties fo:color="#ff8000" officeooo:rsid="001beabf"/>
    </style:style>
    <style:style style:name="T14" style:family="text">
      <style:text-properties fo:color="#ff8000" officeooo:rsid="001f90fc"/>
    </style:style>
    <style:style style:name="T15" style:family="text">
      <style:text-properties fo:color="#ff8000" officeooo:rsid="00202853"/>
    </style:style>
    <style:style style:name="T16" style:family="text">
      <style:text-properties fo:color="#ff8000" officeooo:rsid="004cf44c"/>
    </style:style>
    <style:style style:name="T17" style:family="text">
      <style:text-properties fo:color="#ff8000" officeooo:rsid="004e0b1e"/>
    </style:style>
    <style:style style:name="T18" style:family="text">
      <style:text-properties officeooo:rsid="0023a7b3"/>
    </style:style>
    <style:style style:name="T19" style:family="text">
      <style:text-properties officeooo:rsid="00245e6b"/>
    </style:style>
    <style:style style:name="T20" style:family="text">
      <style:text-properties officeooo:rsid="002477b4"/>
    </style:style>
    <style:style style:name="T21" style:family="text">
      <style:text-properties officeooo:rsid="0024f488"/>
    </style:style>
    <style:style style:name="T22" style:family="text">
      <style:text-properties officeooo:rsid="002591dd"/>
    </style:style>
    <style:style style:name="T23" style:family="text">
      <style:text-properties officeooo:rsid="002663f9"/>
    </style:style>
    <style:style style:name="T24" style:family="text">
      <style:text-properties officeooo:rsid="0026b7fb"/>
    </style:style>
    <style:style style:name="T25" style:family="text">
      <style:text-properties officeooo:rsid="0027c269"/>
    </style:style>
    <style:style style:name="T26" style:family="text">
      <style:text-properties officeooo:rsid="0029b90d"/>
    </style:style>
    <style:style style:name="T27" style:family="text">
      <style:text-properties officeooo:rsid="002b3a16"/>
    </style:style>
    <style:style style:name="T28" style:family="text">
      <style:text-properties officeooo:rsid="002c6322"/>
    </style:style>
    <style:style style:name="T29" style:family="text">
      <style:text-properties officeooo:rsid="002e3821"/>
    </style:style>
    <style:style style:name="T30" style:family="text">
      <style:text-properties officeooo:rsid="002e7d6d"/>
    </style:style>
    <style:style style:name="T31" style:family="text">
      <style:text-properties officeooo:rsid="00303fd8"/>
    </style:style>
    <style:style style:name="T32" style:family="text">
      <style:text-properties officeooo:rsid="0032d82f"/>
    </style:style>
    <style:style style:name="T33" style:family="text">
      <style:text-properties fo:color="#c9211e" fo:font-style="italic" officeooo:rsid="0032d82f" style:font-style-asian="italic" style:font-style-complex="italic"/>
    </style:style>
    <style:style style:name="T34" style:family="text">
      <style:text-properties fo:color="#c9211e" officeooo:rsid="0029b90d"/>
    </style:style>
    <style:style style:name="T35" style:family="text">
      <style:text-properties fo:color="#c9211e" officeooo:rsid="00313b22"/>
    </style:style>
    <style:style style:name="T36" style:family="text">
      <style:text-properties fo:color="#c9211e" officeooo:rsid="0027c269"/>
    </style:style>
    <style:style style:name="T37" style:family="text">
      <style:text-properties fo:color="#c9211e" officeooo:rsid="00305e51"/>
    </style:style>
    <style:style style:name="T38" style:family="text">
      <style:text-properties fo:color="#c9211e" officeooo:rsid="003ca336"/>
    </style:style>
    <style:style style:name="T39" style:family="text">
      <style:text-properties fo:color="#c9211e" officeooo:rsid="0026b7fb"/>
    </style:style>
    <style:style style:name="T40" style:family="text">
      <style:text-properties fo:color="#c9211e" officeooo:rsid="003b3352"/>
    </style:style>
    <style:style style:name="T41" style:family="text">
      <style:text-properties fo:color="#c9211e" officeooo:rsid="0046a220"/>
    </style:style>
    <style:style style:name="T42" style:family="text">
      <style:text-properties fo:color="#c9211e" officeooo:rsid="0046e9da"/>
    </style:style>
    <style:style style:name="T43" style:family="text">
      <style:text-properties fo:color="#c9211e" officeooo:rsid="004a53d6"/>
    </style:style>
    <style:style style:name="T44" style:family="text">
      <style:text-properties fo:color="#c9211e" officeooo:rsid="004cf44c"/>
    </style:style>
    <style:style style:name="T45" style:family="text">
      <style:text-properties fo:color="#c9211e" officeooo:rsid="005cb430"/>
    </style:style>
    <style:style style:name="T46" style:family="text">
      <style:text-properties fo:color="#c9211e" officeooo:rsid="005a68df"/>
    </style:style>
    <style:style style:name="T47" style:family="text">
      <style:text-properties fo:font-style="italic" officeooo:rsid="003f9035" style:font-style-asian="italic" style:font-style-complex="italic"/>
    </style:style>
    <style:style style:name="T48" style:family="text">
      <style:text-properties officeooo:rsid="0034de04"/>
    </style:style>
    <style:style style:name="T49" style:family="text">
      <style:text-properties officeooo:rsid="00363769"/>
    </style:style>
    <style:style style:name="T50" style:family="text">
      <style:text-properties officeooo:rsid="00374fb1"/>
    </style:style>
    <style:style style:name="T51" style:family="text">
      <style:text-properties officeooo:rsid="00385eab"/>
    </style:style>
    <style:style style:name="T52" style:family="text">
      <style:text-properties officeooo:rsid="0039c63e"/>
    </style:style>
    <style:style style:name="T53" style:family="text">
      <style:text-properties officeooo:rsid="003ca336"/>
    </style:style>
    <style:style style:name="T54" style:family="text">
      <style:text-properties officeooo:rsid="003da74d"/>
    </style:style>
    <style:style style:name="T55" style:family="text">
      <style:text-properties officeooo:rsid="003f9035"/>
    </style:style>
    <style:style style:name="T56" style:family="text">
      <style:text-properties officeooo:rsid="004519b3"/>
    </style:style>
    <style:style style:name="T57" style:family="text">
      <style:text-properties officeooo:rsid="00458185"/>
    </style:style>
    <style:style style:name="T58" style:family="text">
      <style:text-properties officeooo:rsid="0046a220"/>
    </style:style>
    <style:style style:name="T59" style:family="text">
      <style:text-properties officeooo:rsid="0046e9da"/>
    </style:style>
    <style:style style:name="T60" style:family="text">
      <style:text-properties officeooo:rsid="0047fa0a"/>
    </style:style>
    <style:style style:name="T61" style:family="text">
      <style:text-properties officeooo:rsid="00491c53"/>
    </style:style>
    <style:style style:name="T62" style:family="text">
      <style:text-properties fo:color="#000000" officeooo:rsid="0046a220"/>
    </style:style>
    <style:style style:name="T63" style:family="text">
      <style:text-properties officeooo:rsid="0049bdd3"/>
    </style:style>
    <style:style style:name="T64" style:family="text">
      <style:text-properties officeooo:rsid="004a53d6"/>
    </style:style>
    <style:style style:name="T65" style:family="text">
      <style:text-properties officeooo:rsid="004b4ad9"/>
    </style:style>
    <style:style style:name="T66" style:family="text">
      <style:text-properties officeooo:rsid="004cf44c"/>
    </style:style>
    <style:style style:name="T67" style:family="text">
      <style:text-properties officeooo:rsid="005271ac"/>
    </style:style>
    <style:style style:name="T68" style:family="text">
      <style:text-properties officeooo:rsid="00547b68"/>
    </style:style>
    <style:style style:name="T69" style:family="text">
      <style:text-properties officeooo:rsid="0055c17b"/>
    </style:style>
    <style:style style:name="T70" style:family="text">
      <style:text-properties officeooo:rsid="00566fd4"/>
    </style:style>
    <style:style style:name="T71" style:family="text">
      <style:text-properties fo:font-weight="normal" officeooo:rsid="0056c79e" style:font-weight-asian="normal" style:font-weight-complex="normal"/>
    </style:style>
    <style:style style:name="T72" style:family="text">
      <style:text-properties fo:font-weight="normal" officeooo:rsid="008a54b0" style:font-weight-asian="normal" style:font-weight-complex="normal"/>
    </style:style>
    <style:style style:name="T73" style:family="text">
      <style:text-properties fo:font-weight="normal" officeooo:rsid="008a8153" style:font-weight-asian="normal" style:font-weight-complex="normal"/>
    </style:style>
    <style:style style:name="T74" style:family="text">
      <style:text-properties officeooo:rsid="0057427a"/>
    </style:style>
    <style:style style:name="T75" style:family="text">
      <style:text-properties officeooo:rsid="005a68df"/>
    </style:style>
    <style:style style:name="T76" style:family="text">
      <style:text-properties officeooo:rsid="005a8377"/>
    </style:style>
    <style:style style:name="T77" style:family="text">
      <style:text-properties officeooo:rsid="005b320e"/>
    </style:style>
    <style:style style:name="T78" style:family="text">
      <style:text-properties officeooo:rsid="005cb430"/>
    </style:style>
    <style:style style:name="T79" style:family="text">
      <style:text-properties officeooo:rsid="0062d0e3"/>
    </style:style>
    <style:style style:name="T80" style:family="text">
      <style:text-properties officeooo:rsid="006402b0"/>
    </style:style>
    <style:style style:name="T81" style:family="text">
      <style:text-properties officeooo:rsid="0065dbf7"/>
    </style:style>
    <style:style style:name="T82" style:family="text">
      <style:text-properties officeooo:rsid="006a5338"/>
    </style:style>
    <style:style style:name="T83" style:family="text">
      <style:text-properties officeooo:rsid="006c3021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size="14pt" officeooo:rsid="007c8816" style:font-size-asian="14pt" style:font-size-complex="14pt"/>
    </style:style>
    <style:style style:name="T86" style:family="text">
      <style:text-properties fo:font-size="14pt" officeooo:rsid="007e320d" style:font-size-asian="14pt" style:font-size-complex="14pt"/>
    </style:style>
    <style:style style:name="T87" style:family="text">
      <style:text-properties fo:font-size="14pt" officeooo:rsid="00803220" style:font-size-asian="14pt" style:font-size-complex="14pt"/>
    </style:style>
    <style:style style:name="T88" style:family="text">
      <style:text-properties fo:font-size="14pt" officeooo:rsid="0080dea2" style:font-size-asian="14pt" style:font-size-complex="14pt"/>
    </style:style>
    <style:style style:name="T89" style:family="text">
      <style:text-properties fo:font-size="14pt" officeooo:rsid="00818a88" style:font-size-asian="14pt" style:font-size-complex="14pt"/>
    </style:style>
    <style:style style:name="T90" style:family="text">
      <style:text-properties fo:font-size="14pt" officeooo:rsid="00823014" style:font-size-asian="14pt" style:font-size-complex="14pt"/>
    </style:style>
    <style:style style:name="T91" style:family="text">
      <style:text-properties fo:font-size="14pt" officeooo:rsid="0083d706" style:font-size-asian="14pt" style:font-size-complex="14pt"/>
    </style:style>
    <style:style style:name="T92" style:family="text">
      <style:text-properties fo:font-size="14pt" officeooo:rsid="007b59d5" style:font-size-asian="14pt" style:font-size-complex="14pt"/>
    </style:style>
    <style:style style:name="T93" style:family="text">
      <style:text-properties fo:font-size="14pt" officeooo:rsid="0090deb7" style:font-size-asian="14pt" style:font-size-complex="14pt"/>
    </style:style>
    <style:style style:name="T94" style:family="text">
      <style:text-properties fo:font-size="14pt" fo:font-weight="normal" style:font-size-asian="14pt" style:font-weight-asian="normal" style:font-size-complex="14pt" style:font-weight-complex="normal"/>
    </style:style>
    <style:style style:name="T95" style:family="text">
      <style:text-properties fo:font-size="14pt" fo:font-weight="normal" officeooo:rsid="006f2b62" style:font-size-asian="14pt" style:font-weight-asian="normal" style:font-size-complex="14pt" style:font-weight-complex="normal"/>
    </style:style>
    <style:style style:name="T96" style:family="text">
      <style:text-properties fo:font-size="14pt" fo:font-weight="normal" officeooo:rsid="00720799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0823014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087121a" style:font-size-asian="14pt" style:font-weight-asian="normal" style:font-size-complex="14pt" style:font-weight-complex="normal"/>
    </style:style>
    <style:style style:name="T99" style:family="text">
      <style:text-properties fo:font-size="14pt" fo:font-weight="normal" officeooo:rsid="008d51f0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8d8abe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920e5c" style:font-size-asian="14pt" style:font-weight-asian="normal" style:font-size-complex="14pt" style:font-weight-complex="normal"/>
    </style:style>
    <style:style style:name="T102" style:family="text">
      <style:text-properties fo:font-size="14pt" fo:font-weight="normal" officeooo:rsid="0093ffca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94fc93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officeooo:rsid="0096487c" style:font-size-asian="14pt" style:font-weight-asian="normal" style:font-size-complex="14pt" style:font-weight-complex="normal"/>
    </style:style>
    <style:style style:name="T105" style:family="text">
      <style:text-properties fo:font-size="14pt" fo:font-weight="bold" style:font-size-asian="14pt" style:font-weight-asian="bold" style:font-size-complex="14pt" style:font-weight-complex="bold"/>
    </style:style>
    <style:style style:name="T106" style:family="text">
      <style:text-properties fo:font-size="14pt" fo:font-weight="bold" officeooo:rsid="006f2b62" style:font-size-asian="14pt" style:font-weight-asian="bold" style:font-size-complex="14pt" style:font-weight-complex="bold"/>
    </style:style>
    <style:style style:name="T107" style:family="text">
      <style:text-properties fo:font-size="14pt" fo:font-weight="bold" officeooo:rsid="00823014" style:font-size-asian="14pt" style:font-weight-asian="bold" style:font-size-complex="14pt" style:font-weight-complex="bold"/>
    </style:style>
    <style:style style:name="T108" style:family="text">
      <style:text-properties fo:font-size="14pt" fo:font-weight="bold" officeooo:rsid="0084fb9e" style:font-size-asian="14pt" style:font-weight-asian="bold" style:font-size-complex="14pt" style:font-weight-complex="bold"/>
    </style:style>
    <style:style style:name="T109" style:family="text">
      <style:text-properties fo:font-size="14pt" fo:font-weight="bold" officeooo:rsid="00920e5c" style:font-size-asian="14pt" style:font-weight-asian="bold" style:font-size-complex="14pt" style:font-weight-complex="bold"/>
    </style:style>
    <style:style style:name="T110" style:family="text">
      <style:text-properties fo:font-size="14pt" fo:font-weight="bold" officeooo:rsid="0096487c" style:font-size-asian="14pt" style:font-weight-asian="bold" style:font-size-complex="14pt" style:font-weight-complex="bold"/>
    </style:style>
    <style:style style:name="T111" style:family="text">
      <style:text-properties officeooo:rsid="0070af9c"/>
    </style:style>
    <style:style style:name="T112" style:family="text">
      <style:text-properties officeooo:rsid="007393d6"/>
    </style:style>
    <style:style style:name="T113" style:family="text">
      <style:text-properties officeooo:rsid="0076ba01"/>
    </style:style>
    <style:style style:name="T114" style:family="text">
      <style:text-properties officeooo:rsid="00887595"/>
    </style:style>
    <style:style style:name="T115" style:family="text">
      <style:text-properties officeooo:rsid="008a54b0"/>
    </style:style>
    <style:style style:name="T116" style:family="text">
      <style:text-properties officeooo:rsid="008c2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PEC3 – Rendimiento Web - Documentación</text:p>
      <text:p text:style-name="P28"/>
      <text:p text:style-name="P28"/>
      <text:p text:style-name="P28"/>
      <text:p text:style-name="P28"/>
      <text:p text:style-name="P28"/>
      <text:p text:style-name="P25">Enlace al repositorio GitHub:</text:p>
      <text:p text:style-name="P25"/>
      <text:p text:style-name="P25">Enlace pública de la Web: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><text:soft-page-break/>1. Crea una tabla para cada página de la Web:</text:p>
      <text:p text:style-name="P1"/>
      <text:p text:style-name="P2"/>
      <text:p text:style-name="P2"/>
      <text:p text:style-name="P26"><text:span text:style-name="T1">(</text:span>*<text:span text:style-name="T1">)</text:span> Para calcular el tiempo de carga <text:span text:style-name="T55">(</text:span><text:span text:style-name="T47">load</text:span><text:span text:style-name="T55">)</text:span>: Media de 7 mediciones (despejando el ruido, osea que realmente es la media de 5 mediciones). <text:span text:style-name="T2">La velocidad de la red es la proporcionada por el navegador Firefox developer Edition, de </text:span><text:span text:style-name="T4">Regular 3G</text:span><text:span text:style-name="T2">. </text:span><text:span text:style-name="T5">Cache deshabilitada siempre. </text:span><text:span text:style-name="T6">Desde la versión de producción. </text:span><text:span text:style-name="T71">Para cargar la página una y otra vez: </text:span><text:span text:style-name="T7">CTRL + F5</text:span><text:span text:style-name="T71">.</text:span></text:p>
      <text:p text:style-name="P2"/>
      <text:p text:style-name="P2"/>
      <text:p text:style-name="P2"/>
      <text:p text:style-name="P2"/>
      <text:p text:style-name="P38">INDEX.HTML</text:p>
      <text:p text:style-name="P1"/>
      <table:table table:name="Tabla1" table:style-name="Tabla1" table:template-name="Estilo predeterminado">
        <table:table-column table:style-name="Tabla1.A"/>
        <table:table-column table:style-name="Tabla1.B"/>
        <table:table-row table:style-name="TableLine94103903216864">
          <table:table-cell table:style-name="Tabla1.A1" office:value-type="string">
            <text:p text:style-name="P61">URL</text:p>
          </table:table-cell>
          <table:table-cell table:style-name="Tabla1.B1" office:value-type="string">
            <text:p text:style-name="P56">https://lasrecetasdelaabuela.netlify.app/</text:p>
          </table:table-cell>
        </table:table-row>
        <table:table-row table:style-name="TableLine94103903136544">
          <table:table-cell table:style-name="Tabla1.A2" office:value-type="string">
            <text:p text:style-name="P61">TIEMPO DE CARGA (MEDIO) <text:span text:style-name="T1">(</text:span>*<text:span text:style-name="T1">)</text:span></text:p>
          </table:table-cell>
          <table:table-cell table:style-name="Tabla1.B2" office:value-type="string">
            <text:p text:style-name="P73">6.62 segs</text:p>
          </table:table-cell>
        </table:table-row>
        <table:table-row table:style-name="TableLine94103903139424">
          <table:table-cell table:style-name="Tabla1.A2" office:value-type="string">
            <text:p text:style-name="P61">PESO TOTAL</text:p>
          </table:table-cell>
          <table:table-cell table:style-name="Tabla1.B2" office:value-type="string">
            <text:p text:style-name="P66">709,04 KB</text:p>
          </table:table-cell>
        </table:table-row>
        <table:table-row table:style-name="TableLine94103903141904">
          <table:table-cell table:style-name="Tabla1.A2" office:value-type="string">
            <text:p text:style-name="P61">PE<text:span text:style-name="T18">S</text:span>O TRANSFERIDO</text:p>
          </table:table-cell>
          <table:table-cell table:style-name="Tabla1.B2" office:value-type="string">
            <text:p text:style-name="P66">6<text:span text:style-name="T21">36</text:span>,<text:span text:style-name="T21">78</text:span> KB</text:p>
          </table:table-cell>
        </table:table-row>
        <table:table-row table:style-name="TableLine94103903144064">
          <table:table-cell table:style-name="Tabla1.A2" office:value-type="string">
            <text:p text:style-name="P61">CANTIDAD RECURSOS DE LA PÁGINA</text:p>
          </table:table-cell>
          <table:table-cell table:style-name="Tabla1.B2" office:value-type="string">
            <text:p text:style-name="P66">16</text:p>
          </table:table-cell>
        </table:table-row>
      </table:table>
      <text:p text:style-name="P1"/>
      <text:p text:style-name="P1"/>
      <text:p text:style-name="P16">Tiempos de carga: <text:s/><text:span text:style-name="T20">6</text:span><text:span text:style-name="T18">.</text:span><text:span text:style-name="T20">5</text:span><text:span text:style-name="T27">6</text:span><text:span text:style-name="T18"> </text:span><text:span text:style-name="T19">s, <text:s/></text:span><text:span text:style-name="T22">6.</text:span><text:span text:style-name="T28">61</text:span><text:span text:style-name="T22"> s, </text:span><text:span text:style-name="T29">6.54</text:span><text:span text:style-name="T23">s, 6.</text:span><text:span text:style-name="T30">7</text:span><text:span text:style-name="T23">6 s, </text:span><text:span text:style-name="T24">6.</text:span><text:span text:style-name="T31">66</text:span><text:span text:style-name="T24"> s, </text:span><text:span text:style-name="T36">6.</text:span><text:span text:style-name="T37">85</text:span><text:span text:style-name="T36"> s</text:span><text:span text:style-name="T25">, </text:span><text:span text:style-name="T34">6.</text:span><text:span text:style-name="T35">51</text:span><text:span text:style-name="T34"> s</text:span><text:span text:style-name="T26"> </text:span><text:span text:style-name="T32">(tiempos según el </text:span><text:span text:style-name="T74">valor del </text:span><text:span text:style-name="T32">parámetro </text:span><text:span text:style-name="T33">‘load’</text:span><text:span text:style-name="T32"> de firefox Developer).</text:span></text:p>
      <text:p text:style-name="P1"/>
      <text:p text:style-name="P1"/>
      <text:p text:style-name="P1"/>
      <text:p text:style-name="P1"/>
      <text:p text:style-name="P3"/>
      <text:p text:style-name="P12"><text:span text:style-name="T11">CATEGORIAS</text:span><text:span text:style-name="T12">.HTML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eLine94103903315040">
          <table:table-cell table:style-name="Tabla2.A1" office:value-type="string">
            <text:p text:style-name="P62">URL</text:p>
          </table:table-cell>
          <table:table-cell table:style-name="Tabla2.B1" office:value-type="string">
            <text:p text:style-name="P57">https://lasrecetasdelaabuela.netlify.app/categorias.html</text:p>
          </table:table-cell>
        </table:table-row>
        <table:table-row table:style-name="TableLine94103903171456">
          <table:table-cell table:style-name="Tabla2.A2" office:value-type="string">
            <text:p text:style-name="P62">TIEMPO DE CARGA (MEDIO) <text:span text:style-name="T1">(</text:span>*<text:span text:style-name="T1">)</text:span></text:p>
          </table:table-cell>
          <table:table-cell table:style-name="Tabla2.B2" office:value-type="string">
            <text:p text:style-name="P74">6,65 segs</text:p>
          </table:table-cell>
        </table:table-row>
        <table:table-row table:style-name="TableLine94103856757904">
          <table:table-cell table:style-name="Tabla2.A2" office:value-type="string">
            <text:p text:style-name="P62">PESO TOTAL</text:p>
          </table:table-cell>
          <table:table-cell table:style-name="Tabla2.B2" office:value-type="string">
            <text:p text:style-name="P67">658,16KB</text:p>
          </table:table-cell>
        </table:table-row>
        <table:table-row table:style-name="TableLine94103903189584">
          <table:table-cell table:style-name="Tabla2.A2" office:value-type="string">
            <text:p text:style-name="P62">PE<text:span text:style-name="T49">S</text:span>O TRANSFERIDO</text:p>
          </table:table-cell>
          <table:table-cell table:style-name="Tabla2.B2" office:value-type="string">
            <text:p text:style-name="P67">585,11KB</text:p>
          </table:table-cell>
        </table:table-row>
        <table:table-row table:style-name="TableLine94103903307200">
          <table:table-cell table:style-name="Tabla2.A2" office:value-type="string">
            <text:p text:style-name="P62">CANTIDAD RECURSOS DE LA PÁGINA</text:p>
          </table:table-cell>
          <table:table-cell table:style-name="Tabla2.B2" office:value-type="string">
            <text:p text:style-name="P67">17</text:p>
          </table:table-cell>
        </table:table-row>
      </table:table>
      <text:p text:style-name="P4"/>
      <text:p text:style-name="P17">Tiempos de carga: <text:s/><text:span text:style-name="T20">6</text:span><text:span text:style-name="T18">.</text:span><text:span text:style-name="T48">6</text:span><text:span text:style-name="T27">6</text:span><text:span text:style-name="T19">s, <text:s/></text:span><text:span text:style-name="T22">6.</text:span><text:span text:style-name="T50">71</text:span><text:span text:style-name="T22">s, </text:span><text:span text:style-name="T29">6.</text:span><text:span text:style-name="T51">62</text:span><text:span text:style-name="T23">s, 6.</text:span><text:span text:style-name="T52">66</text:span><text:span text:style-name="T23">s, </text:span><text:span text:style-name="T39">6.</text:span><text:span text:style-name="T40">81</text:span><text:span text:style-name="T39">s</text:span><text:span text:style-name="T24">, </text:span><text:span text:style-name="T38">6,57s</text:span><text:span text:style-name="T53">, </text:span><text:span text:style-name="T54">6,62s</text:span><text:span text:style-name="T24"> </text:span><text:span text:style-name="T26"><text:s/></text:span><text:span text:style-name="T32">(tiempos según el </text:span><text:span text:style-name="T74">valor del </text:span><text:span text:style-name="T32">parámetro </text:span><text:span text:style-name="T33">‘load’</text:span><text:span text:style-name="T32"> de firefox Developer).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<text:span text:style-name="T14"><text:s/></text:span><text:span text:style-name="T16">Seis </text:span><text:span text:style-name="T14">DETALLE-XXXX</text:span><text:span text:style-name="T12">.HTML </text:span><text:span text:style-name="T15">(**) </text:span><text:span text:style-name="T16">(Utilizamos el: </text:span><text:span text:style-name="T17">detalle-potaje.html</text:span><text:span text:style-name="T16"> )</text:span></text:p>
      <text:p text:style-name="P7"/>
      <table:table table:name="Tabla5" table:style-name="Tabla5">
        <table:table-column table:style-name="Tabla5.A"/>
        <table:table-column table:style-name="Tabla5.B"/>
        <table:table-row table:style-name="TableLine94103903334256">
          <table:table-cell table:style-name="Tabla5.A1" office:value-type="string">
            <text:p text:style-name="P65">URL</text:p>
          </table:table-cell>
          <table:table-cell table:style-name="Tabla5.B1" office:value-type="string">
            <text:p text:style-name="P60">https://lasrecetasdelaabuela.netlify.app/.html</text:p>
          </table:table-cell>
        </table:table-row>
        <table:table-row table:style-name="TableLine94103901776576">
          <table:table-cell table:style-name="Tabla5.A2" office:value-type="string">
            <text:p text:style-name="P65">TIEMPO DE CARGA (MEDIO) <text:span text:style-name="T1">(</text:span>*<text:span text:style-name="T1">)</text:span></text:p>
          </table:table-cell>
          <table:table-cell table:style-name="Tabla5.B2" office:value-type="string">
            <text:p text:style-name="P77">14,81 segs</text:p>
          </table:table-cell>
        </table:table-row>
        <table:table-row table:style-name="TableLine94103903343488">
          <table:table-cell table:style-name="Tabla5.A2" office:value-type="string">
            <text:p text:style-name="P65">PESO TOTAL</text:p>
          </table:table-cell>
          <table:table-cell table:style-name="Tabla5.B2" office:value-type="string">
            <text:p text:style-name="P72">3,03 MB</text:p>
          </table:table-cell>
        </table:table-row>
        <table:table-row table:style-name="TableLine94103903344128">
          <table:table-cell table:style-name="Tabla5.A2" office:value-type="string">
            <text:p text:style-name="P65">PE<text:span text:style-name="T70">S</text:span>O TRANSFERIDO</text:p>
          </table:table-cell>
          <table:table-cell table:style-name="Tabla5.B2" office:value-type="string">
            <text:p text:style-name="P72">1,29 MB</text:p>
          </table:table-cell>
        </table:table-row>
        <table:table-row table:style-name="TableLine94103903344768">
          <table:table-cell table:style-name="Tabla5.A2" office:value-type="string">
            <text:p text:style-name="P65">CANTIDAD RECURSOS DE LA PÁGINA</text:p>
          </table:table-cell>
          <table:table-cell table:style-name="Tabla5.B2" office:value-type="string">
            <text:p text:style-name="P71">31 solicitudes</text:p>
          </table:table-cell>
        </table:table-row>
      </table:table>
      <text:p text:style-name="P7"/>
      <text:p text:style-name="P21">NOTA: De las 6 páginas diferentes de detalle, todas tienen un rendimiento similar, los datos los recopilamos solamente para esta página. El formato de todas ellas <text:span text:style-name="T3">es igual en todas;</text:span> los cambios de rendimiento se implementarán en todas <text:span text:style-name="T67">ellas</text:span>.</text:p>
      <text:p text:style-name="P1"/>
      <text:p text:style-name="P20">Tiempos de carga: <text:s/><text:span text:style-name="T68">15.02s, </text:span><text:span text:style-name="T69">14.66s, </text:span><text:span text:style-name="T46">15.31s</text:span><text:span text:style-name="T75">, </text:span><text:span text:style-name="T76">14.72s, </text:span><text:span text:style-name="T77">14.91s, </text:span><text:span text:style-name="T78">14.75s, </text:span><text:span text:style-name="T45">14.66s</text:span><text:span text:style-name="T69"> </text:span><text:span text:style-name="T24"><text:s/></text:span><text:span text:style-name="T26"><text:s/></text:span><text:span text:style-name="T32">(tiempos según el </text:span><text:span text:style-name="T74">valor del </text:span><text:span text:style-name="T32">parámetro </text:span><text:span text:style-name="T33">‘load’</text:span><text:span text:style-name="T32"> de firefox Developer).</text:span></text:p>
      <text:p text:style-name="P11"/>
      <text:p text:style-name="P1"/>
      <text:p text:style-name="P1"/>
      <text:p text:style-name="P13"><text:span text:style-name="T13">PRESENTACION</text:span><text:span text:style-name="T12">.HTML</text:span></text:p>
      <text:p text:style-name="P5"/>
      <table:table table:name="Tabla3" table:style-name="Tabla3">
        <table:table-column table:style-name="Tabla3.A"/>
        <table:table-column table:style-name="Tabla3.B"/>
        <table:table-row table:style-name="TableLine94103903354080">
          <table:table-cell table:style-name="Tabla3.A1" office:value-type="string">
            <text:p text:style-name="P63">URL</text:p>
          </table:table-cell>
          <table:table-cell table:style-name="Tabla3.B1" office:value-type="string">
            <text:p text:style-name="P58">https://lasrecetasdelaabuela.netlify.app/presentacion.html</text:p>
          </table:table-cell>
        </table:table-row>
        <table:table-row table:style-name="TableLine94103903364288">
          <table:table-cell table:style-name="Tabla3.A2" office:value-type="string">
            <text:p text:style-name="P63">TIEMPO DE CARGA (MEDIO) <text:span text:style-name="T1">(</text:span>*<text:span text:style-name="T1">)</text:span></text:p>
          </table:table-cell>
          <table:table-cell table:style-name="Tabla3.B2" office:value-type="string">
            <text:p text:style-name="P75">14,73 segs</text:p>
          </table:table-cell>
        </table:table-row>
        <table:table-row table:style-name="TableLine94103903365344">
          <table:table-cell table:style-name="Tabla3.A2" office:value-type="string">
            <text:p text:style-name="P63">PESO TOTAL</text:p>
          </table:table-cell>
          <table:table-cell table:style-name="Tabla3.B2" office:value-type="string">
            <text:p text:style-name="P68">1,43 MB</text:p>
          </table:table-cell>
        </table:table-row>
        <table:table-row table:style-name="TableLine94103903365872">
          <table:table-cell table:style-name="Tabla3.A2" office:value-type="string">
            <text:p text:style-name="P63">PE<text:span text:style-name="T63">S</text:span>O TRANSFERIDO</text:p>
          </table:table-cell>
          <table:table-cell table:style-name="Tabla3.B2" office:value-type="string">
            <text:p text:style-name="P69">1,36 MB</text:p>
          </table:table-cell>
        </table:table-row>
        <table:table-row table:style-name="TableLine94103903366512">
          <table:table-cell table:style-name="Tabla3.A2" office:value-type="string">
            <text:p text:style-name="P63">CANTIDAD RECURSOS DE LA PÁGINA</text:p>
          </table:table-cell>
          <table:table-cell table:style-name="Tabla3.B2" office:value-type="string">
            <text:p text:style-name="P68">17</text:p>
          </table:table-cell>
        </table:table-row>
      </table:table>
      <text:p text:style-name="P5"/>
      <text:p text:style-name="P1"/>
      <text:p text:style-name="P18">Tiempos de carga: <text:s/><text:span text:style-name="T56">14.57s, </text:span><text:span text:style-name="T57">15.13s, </text:span><text:span text:style-name="T62">14.57s</text:span><text:span text:style-name="T58">, </text:span><text:span text:style-name="T41">14.52s</text:span><text:span text:style-name="T58">, </text:span><text:span text:style-name="T42">15.56s</text:span><text:span text:style-name="T59">, </text:span><text:span text:style-name="T60">14.61s, </text:span><text:span text:style-name="T61">14.78s</text:span><text:span text:style-name="T57"> </text:span><text:span text:style-name="T24"><text:s/></text:span><text:span text:style-name="T26"><text:s/></text:span><text:span text:style-name="T32">(tiempos según el </text:span><text:span text:style-name="T74">valor del </text:span><text:span text:style-name="T32">parámetro </text:span><text:span text:style-name="T33">‘load’</text:span><text:span text:style-name="T32"> de firefox Developer).</text:span></text:p>
      <text:p text:style-name="P9"/>
      <text:p text:style-name="P1"/>
      <text:p text:style-name="P1"/>
      <text:p text:style-name="P14"><text:span text:style-name="T13">ENLACES</text:span><text:span text:style-name="T12">.HTML</text:span></text:p>
      <text:p text:style-name="P6"/>
      <table:table table:name="Tabla4" table:style-name="Tabla4">
        <table:table-column table:style-name="Tabla4.A"/>
        <table:table-column table:style-name="Tabla4.B"/>
        <table:table-row table:style-name="TableLine94103903373376">
          <table:table-cell table:style-name="Tabla4.A1" office:value-type="string">
            <text:p text:style-name="P64">URL</text:p>
          </table:table-cell>
          <table:table-cell table:style-name="Tabla4.B1" office:value-type="string">
            <text:p text:style-name="P59">https://lasrecetasdelaabuela.netlify.app/enlaces.html</text:p>
          </table:table-cell>
        </table:table-row>
        <table:table-row table:style-name="TableLine94103903383808">
          <table:table-cell table:style-name="Tabla4.A2" office:value-type="string">
            <text:p text:style-name="P64">TIEMPO DE CARGA (MEDIO) <text:span text:style-name="T1">(</text:span>*<text:span text:style-name="T1">)</text:span></text:p>
          </table:table-cell>
          <table:table-cell table:style-name="Tabla4.B2" office:value-type="string">
            <text:p text:style-name="P76">2.722 segs</text:p>
          </table:table-cell>
        </table:table-row>
        <table:table-row table:style-name="TableLine94103903384864">
          <table:table-cell table:style-name="Tabla4.A2" office:value-type="string">
            <text:p text:style-name="P64">PESO TOTAL</text:p>
          </table:table-cell>
          <table:table-cell table:style-name="Tabla4.B2" office:value-type="string">
            <text:p text:style-name="P70">323,71KB</text:p>
          </table:table-cell>
        </table:table-row>
        <table:table-row table:style-name="TableLine94103903385392">
          <table:table-cell table:style-name="Tabla4.A2" office:value-type="string">
            <text:p text:style-name="P64">PE<text:span text:style-name="T63">S</text:span>O TRANSFERIDO</text:p>
          </table:table-cell>
          <table:table-cell table:style-name="Tabla4.B2" office:value-type="string">
            <text:p text:style-name="P70">248,76KB</text:p>
          </table:table-cell>
        </table:table-row>
        <table:table-row table:style-name="TableLine94103903386032">
          <table:table-cell table:style-name="Tabla4.A2" office:value-type="string">
            <text:p text:style-name="P64">CANTIDAD RECURSOS DE LA PÁGINA</text:p>
          </table:table-cell>
          <table:table-cell table:style-name="Tabla4.B2" office:value-type="string">
            <text:p text:style-name="P70">11 solicitudes</text:p>
          </table:table-cell>
        </table:table-row>
      </table:table>
      <text:p text:style-name="P6"/>
      <text:p text:style-name="P19"/>
      <text:p text:style-name="P19">Tiempos de carga: <text:s/><text:span text:style-name="T43">2.67s</text:span><text:span text:style-name="T64">, </text:span><text:span text:style-name="T65">2.69s, </text:span><text:span text:style-name="T44">2.92s</text:span><text:span text:style-name="T66">, 2.84s, 2.68s, 2.70s, 2.70s</text:span><text:span text:style-name="T57"> </text:span><text:span text:style-name="T24"><text:s/></text:span><text:span text:style-name="T26"><text:s/></text:span><text:span text:style-name="T32">(tiempos según el </text:span><text:span text:style-name="T74">valor del </text:span><text:span text:style-name="T32">parámetro </text:span><text:span text:style-name="T33">‘load’</text:span><text:span text:style-name="T32"> de firefox Developer).</text:span></text:p>
      <text:p text:style-name="P10"/>
      <text:p text:style-name="P22"><text:soft-page-break/>2. Responde a las siguientes preguntas:</text:p>
      <text:p text:style-name="P1"/>
      <text:p text:style-name="P1"/>
      <text:p text:style-name="P41">La carga diferida de imágenes <text:span text:style-name="T114">la realizamos</text:span> <text:span text:style-name="T3">de forma nativa</text:span>.</text:p>
      <text:p text:style-name="P1"/>
      <text:p text:style-name="P52">¿Qué cambios detectas en las herramientas para desarrolladores al aplicar lazy loading a las imágenes de tu web? </text:p>
      <text:p text:style-name="P52"/>
      <text:p text:style-name="P39"><text:span text:style-name="T113">L</text:span>os cambios que detecto son:</text:p>
      <text:p text:style-name="P39"/>
      <text:p text:style-name="P40"><text:span text:style-name="T3">1.</text:span> <text:span text:style-name="T115">S</text:span><text:span text:style-name="T82">ituado en la pestaña de red de la herramienta del navegador, <text:s/>las imágenes que aparecen en dicha pestaña </text:span><text:span text:style-name="T8">como recursos cargados </text:span><text:span text:style-name="T9">en la página</text:span><text:span text:style-name="T82">, son </text:span><text:span text:style-name="T115">en su mayoría </text:span><text:span text:style-name="T82">las imágenes que se han podido visualizar en pantalla; </text:span><text:span text:style-name="T10">d</text:span><text:span text:style-name="T8">ependiendo </text:span><text:span text:style-name="T9">d</text:span><text:span text:style-name="T8">el navegador</text:span><text:span text:style-name="T82"> y </text:span><text:span text:style-name="T115">aun y </text:span><text:span text:style-name="T82">que se haya implementado el atributo </text:span><text:span text:style-name="T8">loading</text:span><text:span text:style-name="T82"> con el valor </text:span><text:span text:style-name="T8">lazy</text:span><text:span text:style-name="T82"> en la pestaña de red de la herramienta aparecen todas las imágenes </text:span><text:span text:style-name="T83">cargadas </text:span><text:span text:style-name="T115">de la página haciendo caso omiso al atributo</text:span><text:span text:style-name="T82">. Es debido a que </text:span><text:span text:style-name="T8">cada navegador tiene sus criterios para cargar o no todas las imágenes. </text:span><text:span text:style-name="T72">Por ejemplo </text:span><text:span text:style-name="T73">en el navegador ‘Firefox Developer’ aparecen todas las imágenes cargadas en versión móvil para la página categorías, mientras que en ‘Firefox Normal’ aparecen cargadas algunas y el comportamiento de loading=”lazy” es el esperado.</text:span></text:p>
      <text:p text:style-name="P40"/>
      <text:p text:style-name="P42"><text:span text:style-name="T3">2.</text:span> El iniciador en la pestaña de red es diferene a si no estuviera la implementación de loading=”lazy”.</text:p>
      <text:p text:style-name="P40"/>
      <text:p text:style-name="P40"/>
      <text:p text:style-name="P53">¿Cómo crees que afecta a la performance de tu página?</text:p>
      <text:p text:style-name="P30"/>
      <text:p text:style-name="P47">Debido a que la implementación de la carga diferida en nuestro caso la realizamos simplemente de forma nativa no encuentro ninguna desventaja. Solo mejoras de UX y mayor velocidad <text:s/>en la carga de la página. <text:span text:style-name="T111">Si </text:span><text:span text:style-name="T116">en </text:span><text:span text:style-name="T111">la implementación </text:span><text:span text:style-name="T116">de la carga perezosa </text:span><text:span text:style-name="T111">a más a más </text:span><text:span text:style-name="T116">se añadiera</text:span><text:span text:style-name="T111"> un polyfill que utilizara la API Intersection Observer para obten</text:span><text:span text:style-name="T112">er</text:span><text:span text:style-name="T111"> mayor compatibilidad con </text:span><text:span text:style-name="T116">otros </text:span><text:span text:style-name="T111">navegadores tampoco lo notaríamos </text:span><text:span text:style-name="T112">en <text:s/>cuanto a CLS en el diseño front-end</text:span><text:span text:style-name="T111">. Sí </text:span><text:span text:style-name="T116">muy probablemente </text:span><text:span text:style-name="T111">con una implementación más rudimentaria (a partir de la posición del scroll, etc)</text:span></text:p>
      <text:p text:style-name="P47"/>
      <text:p text:style-name="P48"><text:span text:style-name="T95">Si la página la recargamos por segunda vez y tenemos imágenes en la memoria caché</text:span><text:span text:style-name="T99"> a consecuencia de la primera carga</text:span><text:span text:style-name="T95">, con la implementación </text:span><text:span text:style-name="T96">nativa </text:span><text:span text:style-name="T95">aun y que se encuentren en caché </text:span><text:span text:style-name="T96">los recursos de imagen </text:span><text:span text:style-name="T106">el comportamiento es el mismo, </text:span><text:span text:style-name="T99">s</text:span><text:span text:style-name="T95">olo que la solicitud la hará a la memoria caché y no </text:span><text:span text:style-name="T100">mediante</text:span><text:span text:style-name="T95"> la URL para cargar el recurso de imagen </text:span><text:span text:style-name="T96">cuando haga falta</text:span><text:span text:style-name="T95">.</text:span></text:p>
      <text:p text:style-name="P30"/>
      <text:p text:style-name="P43"/>
      <text:p text:style-name="P34"/>
      <text:p text:style-name="P34"/>
      <text:p text:style-name="P30"><text:soft-page-break/></text:p>
      <text:p text:style-name="P40"/>
      <text:p text:style-name="P40"/>
      <text:p text:style-name="P31"/>
      <text:p text:style-name="P54">¿Qué ocurre al aplicar carga asíncrona a los scripts de tu página? ¿<text:span text:style-name="T79">Qué problemas crees que puede haber si cargas asincronamente el javascript</text:span>?</text:p>
      <text:p text:style-name="P54"/>
      <text:p text:style-name="P35"/>
      <text:p text:style-name="P51"><text:span text:style-name="T92">El script de </text:span><text:span text:style-name="T86">la </text:span><text:span text:style-name="T92">web se encuentra en la página de index.html just</text:span><text:span text:style-name="T85">o</text:span><text:span text:style-name="T92"> antes de la etiqueta de cierre del body de la página, así que si aplicamos carga asincrona </text:span><text:span text:style-name="T91">l</text:span><text:span text:style-name="T85">a llamada del script no se realiza hasta casi leído totalmente el documento HTML </text:span><text:span text:style-name="T91">y</text:span><text:span text:style-name="T86"> </text:span><text:span text:style-name="T85">no tiene sentido una </text:span><text:span text:style-name="T91">llamada asíncrona </text:span><text:span text:style-name="T85">del script </text:span><text:span text:style-name="T91">estando el script en esa ubicación</text:span><text:span text:style-name="T86"> </text:span><text:span text:style-name="T93">porque el script </text:span><text:span text:style-name="T86">n</text:span><text:span text:style-name="T93">unca</text:span><text:span text:style-name="T86"> </text:span><text:span text:style-name="T93">llegará a</text:span><text:span text:style-name="T86"> ejecutarse antes que </text:span><text:span text:style-name="T90">la lectura del </text:span><text:span text:style-name="T86"><text:s/>documento HTML </text:span><text:span text:style-name="T91">aunque sea asíncrono</text:span><text:span text:style-name="T85">. </text:span></text:p>
      <text:p text:style-name="P44"/>
      <text:p text:style-name="P55"><text:span text:style-name="T85">S</text:span><text:span text:style-name="T84">in embargo </text:span><text:span text:style-name="T90">si </text:span><text:span text:style-name="T84">implementa</text:span><text:span text:style-name="T90">mos</text:span><text:span text:style-name="T84"> el atributo </text:span><text:span text:style-name="T105">defer </text:span><text:span text:style-name="T94">en la etiqueta script cambiando </text:span><text:span text:style-name="T97">la</text:span><text:span text:style-name="T94"> ubicación </text:span><text:span text:style-name="T97">del script </text:span><text:span text:style-name="T94">al principio del documento HTML tendríamos el código más inteligible por estar más ordenado y conseguiríamos el mismo efecto que estando el script al final del documento </text:span><text:span text:style-name="T101">ya que con </text:span><text:span text:style-name="T109">defer </text:span><text:span text:style-name="T102">aunque la llamada sea asíncrona la ejecución se realiza cuando el DOM está listo y justo antes del evento DomContentLoaded; </text:span><text:span text:style-name="T103">esta es la implementación que hemos utilizado para nuestro proyecto.</text:span><text:span text:style-name="T94"> </text:span><text:span text:style-name="T105"><text:s/></text:span></text:p>
      <text:p text:style-name="P55"><text:span text:style-name="T105"/></text:p>
      <text:p text:style-name="P55"><text:span text:style-name="T94">Al ubicar el script al principio no podemos realizar una llamada asincrona </text:span><text:span text:style-name="T97">(con </text:span><text:span text:style-name="T107">async</text:span><text:span text:style-name="T97">) </text:span><text:span text:style-name="T94">del mismo porque al ser un script pequeño se ejecuta antes que la lectura del documento HTML y </text:span><text:span text:style-name="T98">por lo tanto </text:span><text:span text:style-name="T105">el script no enc</text:span><text:span text:style-name="T108">uentra</text:span><text:span text:style-name="T105"> </text:span><text:span text:style-name="T108">los </text:span><text:span text:style-name="T105">elementos dentro del HTML</text:span><text:span text:style-name="T94"> dando error en la ejecución del script y consencuentemente en la funcionalidad de la página. </text:span><text:span text:style-name="T110">Async </text:span><text:span text:style-name="T104">se carga y ejecuta seguidamente sin esperar nada, a diferencia de </text:span><text:span text:style-name="T110">defer </text:span><text:span text:style-name="T104">que sí que puede esperar como ya hemos comentado.</text:span></text:p>
      <text:p text:style-name="P33"/>
      <text:p text:style-name="P80">No hemos hecho carga asíncrona de estilos. ¿Crees que se podría hacer? <text:span text:style-name="T80">¿Qué problemas podríamos tener? Razona la respuesta.</text:span></text:p>
      <text:p text:style-name="P81"/>
      <text:p text:style-name="P50"><text:span text:style-name="T87">E</text:span><text:span text:style-name="T88">l DOM y el CSSOM son estructuras independientes </text:span></text:p>
      <text:p text:style-name="P45"/>
      <text:p text:style-name="P49"><text:span text:style-name="T88">P</text:span><text:span text:style-name="T84">ara poder realizar el árbol de representación resultado del DOM y CSSOM </text:span><text:span text:style-name="T89">primero ha de crearse el DOM y luego el CSSOM seguidamente. 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23">3. Informe primera iteración.</text:p>
      <text:p text:style-name="P23"/>
      <text:p text:style-name="P82">— Captura PSI puntuación y propuestas de mejora.</text:p>
      <text:p text:style-name="P36"/>
      <text:p text:style-name="P36"/>
      <text:p text:style-name="P82">— Análisis de las mejoras aplicadas sobre tu web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4. Informe segunda iteración.</text:p>
      <text:p text:style-name="P32"/>
      <text:p text:style-name="P32"/>
      <text:p text:style-name="P32">— <text:span text:style-name="T81">Mejoras en la puntuación y cambios en el reporte con respecto a la primera.</text:span></text:p>
      <text:p text:style-name="P32"/>
      <text:p text:style-name="P32">— <text:span text:style-name="T81">Captura</text:span> <text:span text:style-name="T81">PSI puntuación y propuestas de mejora.</text:span></text:p>
      <text:p text:style-name="P32"/>
      <text:p text:style-name="P32">— <text:span text:style-name="T81">Análisis de las mejoras aplicadas sobre tu web.</text:span><text:tab/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2:10:30.660349377</meta:creation-date>
    <dc:date>2021-06-10T10:12:46.902196694</dc:date>
    <meta:editing-duration>PT3H19M51S</meta:editing-duration>
    <meta:editing-cycles>132</meta:editing-cycles>
    <meta:generator>LibreOffice/6.4.7.2$Linux_X86_64 LibreOffice_project/40$Build-2</meta:generator>
    <meta:document-statistic meta:table-count="5" meta:image-count="0" meta:object-count="0" meta:page-count="6" meta:paragraph-count="89" meta:word-count="1062" meta:character-count="6623" meta:non-whitespace-character-count="5618"/>
  </office:meta>
</office:document-meta>
</file>